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Times New Roman1" svg:font-family="'Times New Roman'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Courier New" svg:font-family="'Courier New'"/>
    <style:font-face style:name="David CLM1" svg:font-family="'David CLM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16.443cm" fo:margin-left="-0.191cm" fo:margin-top="0cm" fo:margin-bottom="0cm" table:align="left" style:writing-mode="lr-tb"/>
    </style:style>
    <style:style style:name="Tableau1.A" style:family="table-column">
      <style:table-column-properties style:column-width="2.438cm"/>
    </style:style>
    <style:style style:name="Tableau1.B" style:family="table-column">
      <style:table-column-properties style:column-width="4.503cm"/>
    </style:style>
    <style:style style:name="Tableau1.C" style:family="table-column">
      <style:table-column-properties style:column-width="5.249cm"/>
    </style:style>
    <style:style style:name="Tableau1.D" style:family="table-column">
      <style:table-column-properties style:column-width="4.25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Pied_20_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ing_20_3">
      <style:paragraph-properties fo:margin-left="0cm" fo:margin-right="0cm" fo:text-align="justify" style:justify-single-word="false" fo:text-indent="0cm" style:auto-text-indent="false" style:writing-mode="lr-tb"/>
    </style:style>
    <style:style style:name="P3" style:family="paragraph" style:parent-style-name="Heading_20_3">
      <style:paragraph-properties fo:margin-left="0cm" fo:margin-right="0cm" fo:margin-top="0.423cm" fo:margin-bottom="0cm" loext:contextual-spacing="false" fo:text-align="justify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text-indent="0cm" style:auto-text-indent="false" style:writing-mode="lr-tb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fo:language="fr" fo:country="FR" fo:font-weight="bold" style:font-size-asian="14pt" style:language-asian="fr" style:country-asian="FR" style:font-weight-asian="bold" style:font-name-complex="Times New Roman2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/>
    </style:style>
    <style:style style:name="P8" style:family="paragraph" style:parent-style-name="Standard">
      <loext:graphic-properties draw:fill="solid" draw:fill-color="#000000"/>
      <style:paragraph-properties fo:margin-left="0cm" fo:margin-right="0cm" fo:text-align="center" style:justify-single-word="false" fo:text-indent="0cm" style:auto-text-indent="false" fo:background-color="#000000" style:writing-mode="lr-tb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.071cm" fo:margin-bottom="0cm" loext:contextual-spacing="false" fo:text-align="justify" style:justify-single-word="false" fo:text-indent="0cm" style:auto-text-indent="false" style:writing-mode="lr-tb"/>
    </style:style>
    <style:style style:name="P12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auto" style:writing-mode="lr-tb"/>
      <style:text-properties style:font-name="Times New Roman" fo:font-size="14pt" fo:language="fr" fo:country="FR" fo:font-weight="bold" style:font-size-asian="14pt" style:language-asian="fr" style:country-asian="FR" style:font-weight-asian="bold" style:font-name-complex="Times New Roman2" style:font-size-complex="12pt" style:language-complex="ar" style:country-complex="SA"/>
    </style:style>
    <style:style style:name="P13" style:family="paragraph" style:parent-style-name="Standard">
      <style:paragraph-properties fo:margin-left="4.233cm" fo:margin-right="0cm" fo:text-align="justify" style:justify-single-word="false" fo:text-indent="0cm" style:auto-text-indent="false" style:writing-mode="lr-tb"/>
    </style:style>
    <style:style style:name="P14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 style:writing-mode="lr-tb"/>
    </style:style>
    <style:style style:name="T1" style:family="text">
      <style:text-properties style:font-name="Calibri" fo:font-size="16pt" fo:language="fr" fo:country="FR" fo:font-weight="bold" style:font-size-asian="16pt" style:language-asian="fr" style:country-asian="FR" style:font-weight-asian="bold" style:font-name-complex="Times New Roman2" style:font-size-complex="12pt" style:language-complex="ar" style:country-complex="SA"/>
    </style:style>
    <style:style style:name="T2" style:family="text">
      <style:text-properties style:font-name="Calibri" fo:font-size="12pt" fo:language="fr" fo:country="FR" fo:font-weight="bold" style:font-size-asian="12pt" style:language-asian="fr" style:country-asian="FR" style:font-weight-asian="bold" style:font-name-complex="Times New Roman2" style:font-size-complex="12pt" style:language-complex="ar" style:country-complex="SA" fo:background-color="#c0c0c0"/>
    </style:style>
    <style:style style:name="T3" style:family="text">
      <style:text-properties style:font-name="Calibri" fo:font-size="10pt" fo:font-weight="bold" style:font-size-asian="10pt" style:font-weight-asian="bold"/>
    </style:style>
    <style:style style:name="T4" style:family="text">
      <style:text-properties style:font-name="Calibri" fo:font-size="10pt" style:font-size-asian="10pt"/>
    </style:style>
    <style:style style:name="T5" style:family="text">
      <style:text-properties fo:text-transform="uppercase" fo:color="#ffffff" style:font-name="Times New Roman" fo:font-size="16pt" fo:language="fr" fo:country="FR" style:font-size-asian="16pt" style:language-asian="fr" style:country-asian="FR" style:font-name-complex="Times New Roman2" style:font-size-complex="12pt" style:language-complex="ar" style:country-complex="SA" fo:background-color="#000000"/>
    </style:style>
    <style:style style:name="T6" style:family="text">
      <style:text-properties fo:text-transform="uppercase" fo:color="#ffffff" style:font-name="Calibri" fo:font-size="12pt" fo:language="fr" fo:country="FR" fo:font-weight="normal" style:font-size-asian="12pt" style:language-asian="en" style:country-asian="US" style:font-weight-asian="normal" style:font-name-complex="Times New Roman2" style:font-size-complex="13pt" style:language-complex="ar" style:country-complex="SA" style:font-weight-complex="bold" fo:background-color="#000000"/>
    </style:style>
    <style:style style:name="T7" style:family="text">
      <style:text-properties fo:text-transform="uppercase" fo:color="#ffffff" style:font-name="Calibri" fo:font-size="12pt" fo:language="fr" fo:country="FR" fo:font-weight="normal" style:font-size-asian="12pt" style:language-asian="en" style:country-asian="US" style:font-weight-asian="normal" style:font-name-complex="Times New Roman2" style:font-size-complex="13pt" style:language-complex="ar" style:country-complex="SA" style:font-weight-complex="bold"/>
    </style:style>
    <style:style style:name="T8" style:family="text">
      <style:text-properties fo:color="#ffffff" style:font-name="Times New Roman" fo:font-size="16pt" fo:language="fr" fo:country="FR" fo:font-style="italic" style:font-size-asian="16pt" style:language-asian="fr" style:country-asian="FR" style:font-style-asian="italic" style:font-name-complex="Times New Roman2" style:font-size-complex="12pt" style:language-complex="ar" style:country-complex="SA"/>
    </style:style>
    <style:style style:name="T9" style:family="text">
      <style:text-properties fo:color="#ffffff" style:font-name="Calibri" fo:font-size="12pt" fo:language="fr" fo:country="FR" fo:font-weight="normal" style:font-size-asian="12pt" style:language-asian="en" style:country-asian="US" style:font-weight-asian="normal" style:font-name-complex="Times New Roman2" style:font-size-complex="13pt" style:language-complex="ar" style:country-complex="SA" style:font-weight-complex="bold" fo:background-color="#000000"/>
    </style:style>
    <style:style style:name="T10" style:family="text">
      <style:text-properties fo:color="#ffffff" style:font-name="Calibri" fo:font-size="12pt" fo:language="fr" fo:country="FR" style:font-size-asian="12pt" style:language-asian="fr" style:country-asian="FR" style:font-name-complex="Times New Roman2" style:font-size-complex="12pt" style:language-complex="ar" style:country-complex="SA" fo:background-color="#000000"/>
    </style:style>
    <style:style style:name="T11" style:family="text">
      <style:text-properties style:font-name="Times New Roman" fo:font-size="12pt" fo:language="fr" fo:country="FR" fo:font-weight="bold" style:font-size-asian="12pt" style:language-asian="fr" style:country-asian="FR" style:font-weight-asian="bold" style:font-name-complex="Times New Roman2" style:font-size-complex="12pt" style:language-complex="ar" style:country-complex="SA"/>
    </style:style>
    <style:style style:name="T12" style:family="text">
      <style:text-properties style:font-name="Times New Roman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T13" style:family="text">
      <style:text-properties style:font-name="Times New Roman" fo:font-size="12pt" fo:language="fr" fo:country="FR" style:font-size-asian="12pt" style:language-asian="fr" style:country-asian="FR" style:font-size-complex="12pt" style:language-complex="ar" style:country-complex="SA"/>
    </style:style>
    <style:style style:name="T14" style:family="text">
      <style:text-properties style:font-name="Times New Roman" fo:font-size="12pt" fo:language="fr" fo:country="FR" fo:font-style="italic" style:font-size-asian="12pt" style:language-asian="fr" style:country-asian="FR" style:font-style-asian="italic" style:font-name-complex="Times New Roman2" style:font-size-complex="12pt" style:language-complex="ar" style:country-complex="SA"/>
    </style:style>
    <style:style style:name="T15" style:family="text">
      <style:text-properties style:font-name="Times New Roman" fo:font-size="10pt" style:font-size-asian="10pt"/>
    </style:style>
    <style:style style:name="T16" style:family="text">
      <style:text-properties style:font-name="Times New Roman" fo:font-size="10pt" fo:font-style="italic" style:font-size-asian="10pt" style:font-style-asian="italic"/>
    </style:style>
    <style:style style:name="T17" style:family="text">
      <style:text-properties fo:font-weight="normal" style:font-weight-asian="normal"/>
    </style:style>
    <style:style style:name="T18" style:family="text">
      <style:text-properties style:font-name="Wingdings" style:font-name-asian="Wingdings2" style:font-name-complex="Wingdings2"/>
    </style:style>
    <style:style style:name="T19" style:family="text">
      <style:text-properties fo:color="#0000ff" style:font-name="Times New Roman" fo:font-size="10pt" style:text-underline-style="solid" style:text-underline-width="auto" style:text-underline-color="font-color" style:font-size-asian="10pt"/>
    </style:style>
    <style:style style:name="T20" style:family="text">
      <style:text-properties fo:font-variant="small-caps" style:font-name="Times New Roman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T21" style:family="text">
      <style:text-properties fo:language="fr" fo:country="FR"/>
    </style:style>
    <style:style style:name="T22" style:family="text">
      <style:text-properties style:text-position="super 58%" style:font-name="Times New Roman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c0c0c0" style:background-transparency="0%" draw:fill="solid" draw:fill-color="#c0c0c0" draw:opacity="100%" fo:padding-left="0.254cm" fo:padding-right="0.254cm" fo:padding-top="0.127cm" fo:padding-bottom="0.127cm" fo:border="0.74pt solid #808080" style:writing-mode="lr-tb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26pt solid #000000"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text:anchor-type="char" svg:x="3.993cm" svg:y="0.048cm" svg:width="12.093cm" svg:height="1.588cm" draw:z-index="1"><draw:text-box><text:p text:style-name="P4"><text:span text:style-name="T1">Une enquête autobiographique</text:span></text:p><text:p text:style-name="P4"/></draw:text-box></draw:frame><draw:frame draw:style-name="fr2" text:anchor-type="char" svg:x="0.215cm" svg:y="0.048cm" svg:width="3.778cm" svg:height="2.223cm" draw:z-index="0"><draw:text-box><text:p text:style-name="P8"><text:span text:style-name="T5">Fiche 05</text:span></text:p><text:p text:style-name="P8"><text:span text:style-name="T8">Fiche professeur</text:span></text:p></draw:text-box></draw:frame></text:p>
      <text:p text:style-name="P6"/>
      <text:p text:style-name="P6"/>
      <text:p text:style-name="P13"><text:span text:style-name="T11">Cette activité vise à familiariser les élèves avec le concept de « pacte autobiographique » énoncé par Philippe Lejeune sur son site Internet, en le confrontant concrètement à des textes écrits à la première personne. Les élèves comparent les informations données dans des extraits avec des éléments biographiques sur leurs auteurs recueillis sur Internet. </text:span></text:p>
      <text:h text:style-name="P2" text:outline-level="3"><text:span text:style-name="T6">Mat</text:span><text:span text:style-name="T9">É</text:span><text:span text:style-name="T6">riel</text:span><text:span text:style-name="T7"> </text:span></text:h>
      <text:p text:style-name="P10"><text:span text:style-name="T12">Une salle informatique avec ordinateurs connectés à Internet.</text:span></text:p>
      <text:p text:style-name="P10"><text:span text:style-name="T12">Un logiciel de traitement de texte.</text:span></text:p>
      <text:h text:style-name="P2" text:outline-level="3"><text:span text:style-name="T6">Dur</text:span><text:span text:style-name="T9">É</text:span><text:span text:style-name="T6">e</text:span><text:span text:style-name="T7"> </text:span></text:h>
      <text:p text:style-name="P10"><text:span text:style-name="T12">Deux séances en classe, ou une séance de deux heures.</text:span></text:p>
      <text:h text:style-name="P2" text:outline-level="3"><text:span text:style-name="T6">COMPETENCES ET OBJECTIFS VIS</text:span><text:span text:style-name="T9">É</text:span><text:span text:style-name="T6">S</text:span></text:h>
      <text:p text:style-name="P10"><text:span text:style-name="T11">« Connaître et pratiquer diverses formes d’expression à visée littéraire » (5.3.2) :</text:span></text:p>
      <text:list xml:id="list1522612165" text:style-name="WWNum7">
        <text:list-item>
          <text:p text:style-name="P14"><text:span text:style-name="T12">Identifier les caractéristiques du genre autobiographique à travers la lecture d’un corpus de textes mêlant autobiographies et récits imaginaires.</text:span></text:p>
        </text:list-item>
      </text:list>
      <text:p text:style-name="P10"><text:span text:style-name="T11">« Chercher et sélectionner l’information demandée » (4.4.3) :</text:span></text:p>
      <text:list xml:id="list225736126128598" text:continue-numbering="true" text:style-name="WWNum7">
        <text:list-item>
          <text:p text:style-name="P14"><text:span text:style-name="T12">Rechercher sur Internet des informations sur les auteurs et les confronter aux textes pour déterminer si ceux-ci sont des autobiographies, des récits imaginaires nourris d’éléments autobiographiques ou des récits totalement imaginaires imitant le genre.</text:span></text:p>
        </text:list-item>
      </text:list>
      <text:h text:style-name="P3" text:outline-level="3"><text:span text:style-name="T6">D</text:span><text:span text:style-name="T9">É</text:span><text:span text:style-name="T6">roulement de la s</text:span><text:span text:style-name="T9">É</text:span><text:span text:style-name="T6">ance</text:span></text:h>
      <text:p text:style-name="P10"><text:span text:style-name="T12">Cette activité peut constituer la séance de lancement d’une séquence sur l’autobiographique. Ainsi, elle peut être menée sans qu’ait été défini le genre au préalable en classe.</text:span></text:p>
      <text:p text:style-name="P5"/>
      <text:p text:style-name="P10"><text:span text:style-name="T10"><text:s/>1 </text:span><text:span text:style-name="T2"><text:s/>Lecture du texte de Philippe Lejeune</text:span></text:p>
      <text:p text:style-name="P10"><text:span text:style-name="T12">Les élèves lisent la définition du « pacte autobiographique » donnée par Philippe Lejeune sur son site : </text:span><text:a xlink:type="simple" xlink:href="http://www.autopacte.org/pacte_autobiographique.html" text:style-name="ListLabel_20_12" text:visited-style-name="ListLabel_20_12"><text:span text:style-name="Internet_20_link"><text:span text:style-name="T13">http://www.autopacte.org/pacte_autobiographique.html</text:span></text:span></text:a><text:span text:style-name="T12"> . Ils y trouvent la méthode pour identifier un texte autobiographique.</text:span></text:p>
      <text:p text:style-name="P10"><text:span text:style-name="T12">Après avoir lu la page, ils répondent aux deux questions suivantes :</text:span></text:p>
      <text:p text:style-name="P11"><text:span text:style-name="T12">a. Q</text:span><text:span text:style-name="T14">uelles conditions doivent être réunies pour qu’un récit appartienne au genre de l’autobiographie ?</text:span></text:p>
      <text:p text:style-name="P11"><text:span text:style-name="T18">è</text:span><text:span text:style-name="T12"> <text:s/>Les informations contenues dans le texte doivent être considérées comme vraies : l’auteur s’engage à dire la vérité sur sa propre vie. Comme l’explique P. Lejeune, « il se comporte comme un historien ou un journaliste, avec la différence que le sujet sur lequel il promet de donner une information vraie, c'est lui-même. »</text:span></text:p>
      <text:p text:style-name="P11"><text:span text:style-name="T14">b. Quel travail faut-il faire pour identifier un texte véritablement autobiographique ?</text:span></text:p>
      <text:p text:style-name="P10"><text:span text:style-name="T18">è</text:span><text:span text:style-name="T12"> <text:s/>Il faut vérifier par d’autres sources que l’auteur lui-même si les informations qu’il donne sont exactes, et donc consulter sa biographie. Philippe Lejeune parle d’ « enquête ».</text:span></text:p>
      <text:p text:style-name="P5"/>
      <text:p text:style-name="P10"><text:span text:style-name="T12">Cette étape peut être corrigée en classe avant d’aborder la suite, afin que tous les élèves aient compris la méthode à employer pour distinguer les textes autobiographiques de récits qui y ressemblent.</text:span></text:p>
      <text:p text:style-name="P5"/>
      <text:p text:style-name="P10"><text:soft-page-break/><text:span text:style-name="T10"><text:s/>2 </text:span><text:span text:style-name="T2"><text:s/>L’enquête</text:span></text:p>
      <text:p text:style-name="P10"><text:span text:style-name="T12">Les élèves complètent le tableau en comparant les informations données par les textes à la biographie des auteurs. Pour trouver celle-ci, ils utilisent un moteur de recherche.</text:span></text:p>
      <text:p text:style-name="P10"><text:span text:style-name="T12">Dans la plupart des cas, le premier lien les conduit vers Wikipédia. Cette référence ne doit pas être écartée, mais il faut encourager les élèves à obtenir au moins une autre source confirmant les informations trouvées.</text:span></text:p>
      <text:p text:style-name="P5"/>
      <text:p text:style-name="P10"><text:span text:style-name="T12">Voici le corrigé du tableau 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ext:soft-page-break/>
        <table:table-row table:style-name="Tableau1.1">
          <table:table-cell table:style-name="Tableau1.A1" office:value-type="string">
            <text:p text:style-name="P9"><text:span text:style-name="T3">Extraits</text:span></text:p>
          </table:table-cell>
          <table:table-cell table:style-name="Tableau1.A1" office:value-type="string">
            <text:p text:style-name="P9"><text:span text:style-name="T3">Autobiographie véritable</text:span></text:p>
          </table:table-cell>
          <table:table-cell table:style-name="Tableau1.A1" office:value-type="string">
            <text:p text:style-name="P9"><text:span text:style-name="T3">Récit imaginaire contenant des éléments autobiographiques</text:span></text:p>
          </table:table-cell>
          <table:table-cell table:style-name="Tableau1.A1" office:value-type="string">
            <text:p text:style-name="P9"><text:span text:style-name="T3">Récit totalement imaginaire imitant le genre autobiographique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4">1- Yourcenar</text:span></text:p>
          </table:table-cell>
          <table:table-cell table:style-name="Tableau1.A1" office:value-type="string">
            <text:p text:style-name="P4"><text:span text:style-name="T15">La date et le lieu de naissance sont bien ceux de l’écrivaine. Ses origines familiales sont également fidèlement racontées.</text:span></text:p>
            <text:p text:style-name="P4"><text:span text:style-name="T15">Sources :</text:span></text:p>
            <text:p text:style-name="P4"><text:span text:style-name="T15">- Wikipédia : </text:span><text:a xlink:type="simple" xlink:href="http://fr.wikipedia.org/wiki/Marguerite_Yourcenar" text:style-name="ListLabel_20_13" text:visited-style-name="ListLabel_20_13"><text:span text:style-name="Internet_20_link"><text:span text:style-name="T19">http://fr.wikipedia.org/wiki/Marguerite_Yourcenar</text:span></text:span></text:a><text:span text:style-name="T15"> </text:span></text:p>
            <text:p text:style-name="P4"><text:span text:style-name="T15">- Musée Marguerite-Yourcenar : </text:span><text:a xlink:type="simple" xlink:href="http://www.nordmag.fr/nord_pas_de_calais/bailleul/yourcenar.htm" text:style-name="ListLabel_20_13" text:visited-style-name="ListLabel_20_13"><text:span text:style-name="Internet_20_link"><text:span text:style-name="T19">http://www.nordmag.fr/nord_pas_de_calais/bailleul/yourcenar.htm</text:span></text:span></text:a><text:span text:style-name="T15"> </text:span></text:p>
            <text:p text:style-name="P4"><text:span text:style-name="T15">- Académie Française : </text:span><text:a xlink:type="simple" xlink:href="http://www.academie-francaise.fr/immortels/base/academiciens/fiche.asp?param=662" text:style-name="ListLabel_20_13" text:visited-style-name="ListLabel_20_13"><text:span text:style-name="Internet_20_link"><text:span text:style-name="T19">http://www.academie-francaise.fr/immortels/base/academiciens/fiche.asp?param=662</text:span></text:span></text:a><text:span text:style-name="T15"> 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4"><text:span text:style-name="T4">2- Dickens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4"><text:span text:style-name="T15">Aucune des informations biographiques ne correspond à la réalité : Dickens n’a pas été orphelin, le personnage porte un nom différent du sien et « Gargery » est un nom fictif.</text:span></text:p>
            <text:p text:style-name="P4"><text:span text:style-name="T15">Sources :</text:span></text:p>
            <text:p text:style-name="P4"><text:span text:style-name="T15">- Wikipédia : </text:span><text:a xlink:type="simple" xlink:href="http://fr.wikipedia.org/wiki/Charles_Dickens" text:style-name="ListLabel_20_13" text:visited-style-name="ListLabel_20_13"><text:span text:style-name="Internet_20_link"><text:span text:style-name="T19">http://fr.wikipedia.org/wiki/Charles_Dickens</text:span></text:span></text:a><text:span text:style-name="T15"> </text:span></text:p>
            <text:p text:style-name="P4"><text:span text:style-name="T15">- Association CLPAV, « galerie des conteurs » : </text:span><text:a xlink:type="simple" xlink:href="http://clpav.fr/dickens.htm" text:style-name="ListLabel_20_13" text:visited-style-name="ListLabel_20_13"><text:span text:style-name="Internet_20_link"><text:span text:style-name="T19">http://clpav.fr/dickens.htm</text:span></text:span></text:a><text:span text:style-name="T15"> 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4">3- Alain-Fournier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4"><text:span text:style-name="T15">Le narrateur ne porte pas son nom, et le village évoqué est fictif, mais les parents d’Alain-Fournier ont bien été instituteurs, et l’auteur s’est inspiré des lieux de son enfance pour évoquer le lieu de l’action de son roman.</text:span></text:p>
            <text:p text:style-name="P4"><text:span text:style-name="T15">Sources :</text:span></text:p>
            <text:p text:style-name="P4"><text:span text:style-name="T15">- Wikipédia : </text:span><text:a xlink:type="simple" xlink:href="http://fr.wikipedia.org/wiki/Alain-Fournier" text:style-name="ListLabel_20_13" text:visited-style-name="ListLabel_20_13"><text:span text:style-name="Internet_20_link"><text:span text:style-name="T19">http://fr.wikipedia.org/wiki/Alain-Fournier</text:span></text:span></text:a><text:span text:style-name="T15"> </text:span></text:p>
            <text:p text:style-name="P4"><text:span text:style-name="T15">- Site consacré au </text:span><text:span text:style-name="T16">Grand Meaulnes</text:span><text:span text:style-name="T15"> : </text:span><text:a xlink:type="simple" xlink:href="http://www.legrandmeaulnes.com/french/biographie.htm" text:style-name="ListLabel_20_13" text:visited-style-name="ListLabel_20_13"><text:span text:style-name="Internet_20_link"><text:span text:style-name="T19">http://www.legrandmeaulnes.com/french/biographie.htm</text:span></text:span></text:a><text:span text:style-name="T15"> </text:span></text:p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4"><text:span text:style-name="T4">4- Pagnol</text:span></text:p>
          </table:table-cell>
          <table:table-cell table:style-name="Tableau1.A1" office:value-type="string">
            <text:p text:style-name="P4"><text:span text:style-name="T15">Toutes les informations données par l’auteur correspondent à la réalité.</text:span></text:p>
            <text:p text:style-name="P4"><text:span text:style-name="T15">Sources :</text:span></text:p>
            <text:p text:style-name="P4"><text:span text:style-name="T15">- Wikipédia : </text:span><text:a xlink:type="simple" xlink:href="http://fr.wikipedia.org/wiki/Marcel_Pagnol" text:style-name="ListLabel_20_13" text:visited-style-name="ListLabel_20_13"><text:span text:style-name="Internet_20_link"><text:span text:style-name="T19">http://fr.wikipedia.org/wiki/Marcel_Pagnol</text:span></text:span></text:a><text:span text:style-name="T15"> </text:span></text:p>
            <text:p text:style-name="P4"><text:soft-page-break/><text:span text:style-name="T15">- Site consacré à Marcel Pagnol : </text:span><text:a xlink:type="simple" xlink:href="http://www.marcel-pagnol.com/" text:style-name="ListLabel_20_13" text:visited-style-name="ListLabel_20_13"><text:span text:style-name="Internet_20_link"><text:span text:style-name="T19">http://www.marcel-pagnol.com/</text:span></text:span></text:a><text:span text:style-name="T15"> 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4"><text:span text:style-name="T4">5- Rousseau</text:span></text:p>
          </table:table-cell>
          <table:table-cell table:style-name="Tableau1.A1" office:value-type="string">
            <text:p text:style-name="P4"><text:span text:style-name="T15">Toutes les informations correspondent à la réalité, comme Rousseau s’y engage à travers le titre de son autobiographie.</text:span></text:p>
            <text:p text:style-name="P4"><text:span text:style-name="T15">- Wikipédia : </text:span><text:a xlink:type="simple" xlink:href="http://fr.wikipedia.org/wiki/Jean-Jacques_Rousseau" text:style-name="ListLabel_20_13" text:visited-style-name="ListLabel_20_13"><text:span text:style-name="Internet_20_link"><text:span text:style-name="T19">http://fr.wikipedia.org/wiki/Jean-Jacques_Rousseau</text:span></text:span></text:a><text:span text:style-name="T15"> </text:span></text:p>
            <text:p text:style-name="P4"><text:span text:style-name="T15">- Site Études Littéraires : </text:span><text:a xlink:type="simple" xlink:href="http://www.etudes-litteraires.com/rousseau-biographie.php" text:style-name="ListLabel_20_13" text:visited-style-name="ListLabel_20_13"><text:span text:style-name="Internet_20_link"><text:span text:style-name="T19">http://www.etudes-litteraires.com/rousseau-biographie.php</text:span></text:span></text:a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4"><text:span text:style-name="T4">6- Céline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4"><text:span text:style-name="T15">Louis-Ferdinand Céline a exercé la médecine, mais pas dans les conditions évoquées. Bien qu’il ait envisagé d’ouvrir un dispensaire en banlieue parisienne, l’écrivain n’y a pas « accroché sa plaque ». « La Garenne-Rancy » est un nom fictif.</text:span></text:p>
            <text:p text:style-name="P4"><text:span text:style-name="T15">Sources :</text:span></text:p>
            <text:p text:style-name="P4"><text:span text:style-name="T15">- Wikipédia : </text:span><text:a xlink:type="simple" xlink:href="http://fr.wikipedia.org/wiki/Louis-Ferdinand_C%C3%A9line" text:style-name="ListLabel_20_13" text:visited-style-name="ListLabel_20_13"><text:span text:style-name="Internet_20_link"><text:span text:style-name="T19">http://fr.wikipedia.org/wiki/Louis-Ferdinand_C%C3%A9line</text:span></text:span></text:a><text:span text:style-name="T15"> </text:span></text:p>
            <text:p text:style-name="P4"><text:span text:style-name="T15">- Alalettre : </text:span><text:a xlink:type="simple" xlink:href="http://www.alalettre.com/celine-bio.php" text:style-name="ListLabel_20_13" text:visited-style-name="ListLabel_20_13"><text:span text:style-name="Internet_20_link"><text:span text:style-name="T19">http://www.alalettre.com/celine-bio.php</text:span></text:span></text:a></text:p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4"><text:span text:style-name="T4">7- Uhlman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4"><text:span text:style-name="T15">L’auteur n’avait pas seize ans en février 1932.</text:span></text:p>
            <text:p text:style-name="P4"><text:span text:style-name="T15">Sources :</text:span></text:p>
            <text:p text:style-name="P4"><text:span text:style-name="T15">- Wikipédia : </text:span><text:a xlink:type="simple" xlink:href="http://fr.wikipedia.org/wiki/Fred_Uhlman" text:style-name="ListLabel_20_13" text:visited-style-name="ListLabel_20_13"><text:span text:style-name="Internet_20_link"><text:span text:style-name="T19">http://fr.wikipedia.org/wiki/Fred_Uhlman</text:span></text:span></text:a><text:span text:style-name="T15"> 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4">8- Chateaubriand</text:span></text:p>
          </table:table-cell>
          <table:table-cell table:style-name="Tableau1.A1" office:value-type="string">
            <text:p text:style-name="P4"><text:span text:style-name="T15">Les informations données par l’auteur sur sa naissance correspondent à la réalité.</text:span></text:p>
            <text:p text:style-name="P4"><text:span text:style-name="T15">Sources :</text:span></text:p>
            <text:p text:style-name="P4"><text:span text:style-name="T15">- Wikipédia : </text:span><text:a xlink:type="simple" xlink:href="http://fr.wikipedia.org/wiki/Fran%C3%A7ois-Ren%C3%A9_de_Chateaubriand" text:style-name="ListLabel_20_13" text:visited-style-name="ListLabel_20_13"><text:span text:style-name="Internet_20_link"><text:span text:style-name="T19">http://fr.wikipedia.org/wiki/Fran%C3%A7ois-Ren%C3%A9_de_Chateaubriand</text:span></text:span></text:a><text:span text:style-name="T15"> </text:span></text:p>
            <text:p text:style-name="P4"><text:span text:style-name="T15">- Les grand auteurs romantiques : </text:span><text:a xlink:type="simple" xlink:href="http://romantis.free.fr/chateaubriand/html/chaindex.html" text:style-name="ListLabel_20_13" text:visited-style-name="ListLabel_20_13"><text:span text:style-name="Internet_20_link"><text:span text:style-name="T19">http://romantis.free.fr/chateaubriand/html/chaindex.html</text:span></text:span></text:a><text:span text:style-name="T15"> 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Times New Roman1" svg:font-family="'Times New Roman'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Courier New" svg:font-family="'Courier New'"/>
    <style:font-face style:name="David CLM1" svg:font-family="'David CLM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Courier New1" style:font-family-asian="'Courier New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2" fo:widows="2" fo:keep-with-next="always" style:vertical-align="auto"/>
      <style:text-properties style:font-name="Cambria" fo:font-family="Cambria" style:font-family-generic="roman" style:font-pitch="variable" fo:font-size="13pt" fo:language="fr" fo:country="FR" fo:font-weight="bold" style:font-size-asian="13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1pt" fo:language="fr" fo:country="FR" style:font-name-asian="Courier New1" style:font-family-asian="'Courier New'" style:font-family-generic-asian="system" style:font-pitch-asian="variable" style:font-size-asian="11pt" style:language-asian="fr" style:country-asian="FR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au_20_Norm" style:display-name="Tableau Norm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GB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au_20_Norm4" style:display-name="Tableau Norm4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GB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au_20_Norm3" style:display-name="Tableau Norm3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GB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au_20_Norm2" style:display-name="Tableau Norm2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GB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au_20_Norm1" style:display-name="Tableau Norm1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GB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res_5f_alb" style:display-name="res_alb" style:family="paragraph" style:parent-style-name="Standard" style:default-outline-level="">
      <style:paragraph-properties fo:margin-top="0.026cm" fo:margin-bottom="0.176cm" loext:contextual-spacing="false" fo:text-align="start" style:justify-single-word="false" fo:orphans="2" fo:widows="2" style:vertical-align="auto"/>
      <style:text-properties fo:font-size="10pt" fo:language="fr" fo:country="FR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res_5f_alb2" style:display-name="res_alb2" style:family="paragraph" style:parent-style-name="Standard" style:default-outline-level="">
      <style:paragraph-properties fo:margin-top="0cm" fo:margin-bottom="0.176cm" loext:contextual-spacing="false" fo:text-align="start" style:justify-single-word="false" fo:orphans="2" fo:widows="2" style:vertical-align="auto"/>
      <style:text-properties fo:font-size="10pt" fo:language="fr" fo:country="FR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z-Haut_20_de_20_formul" style:display-name="z-Haut de formul" style:family="paragraph" style:parent-style-name="Standard" style:default-outline-level="">
      <style:paragraph-properties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 style:vertical-align="auto"/>
      <style:text-properties style:font-name="Arial" fo:font-family="Arial" style:font-family-generic="roman" style:font-pitch="variable" fo:font-size="8pt" fo:language="fr" fo:country="FR" style:font-size-asian="8pt" style:language-asian="fr" style:country-asian="FR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HTML_20_Bottom_20_of_20_Form" style:display-name="HTML Bottom of Form" style:family="paragraph" style:parent-style-name="Standard" style:default-outline-level="">
      <style:paragraph-properties fo:text-align="center" style:justify-single-word="false" fo:orphans="2" fo:widows="2" fo:padding-left="0cm" fo:padding-right="0cm" fo:padding-top="0.035cm" fo:padding-bottom="0cm" fo:border-left="none" fo:border-right="none" fo:border-top="0.74pt solid #000000" fo:border-bottom="none" style:vertical-align="auto"/>
      <style:text-properties style:font-name="Arial" fo:font-family="Arial" style:font-family-generic="roman" style:font-pitch="variable" fo:font-size="8pt" fo:language="fr" fo:country="FR" style:font-size-asian="8pt" style:language-asian="fr" style:country-asian="FR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Table_20_Grid" style:display-name="Table Grid" style:family="paragraph" style:parent-style-name="Tableau_20_Norm1" style:default-outline-level="">
      <style:paragraph-properties fo:text-align="start" style:justify-single-word="false" fo:orphans="2" fo:widows="2" style:vertical-align="auto"/>
      <style:text-properties fo:font-size="10pt" fo:language="fr" fo:country="FR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xt" style:family="paragraph" style:parent-style-name="Standard" style:default-outline-level="">
      <style:paragraph-properties fo:margin-top="0.176cm" fo:margin-bottom="0.176cm" loext:contextual-spacing="false" fo:text-align="start" style:justify-single-word="false" fo:orphans="2" fo:widows="2" style:vertical-align="auto"/>
      <style:text-properties fo:color="#000000" style:font-name="Verdana" fo:font-family="Verdana" style:font-family-generic="roman" style:font-pitch="variable" fo:font-size="7.5pt" fo:language="fr" fo:country="FR" style:font-size-asian="7.5pt" style:language-asian="fr" style:country-asian="FR" style:font-name-complex="Times New Roman2" style:font-family-complex="'Times New Roman'" style:font-family-generic-complex="system" style:font-pitch-complex="variable" style:font-size-complex="7.5pt" style:language-complex="ar" style:country-complex="SA"/>
    </style:style>
    <style:style style:name="En-t_5f_t" style:display-name="En-t_t" style:family="paragraph" style:parent-style-name="Standard" style:default-outline-level="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Pied_20_d" style:display-name="Pied d" style:family="paragraph" style:parent-style-name="Standard" style:default-outline-level="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e_20_de_20_bul" style:display-name="Texte de bul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style:font-name="Cambria" fo:font-family="Cambria" style:font-family-generic="roman" style:font-pitch="variable" fo:font-size="13pt" fo:language="fr" fo:country="FR" fo:font-weight="bold" style:font-size-asian="13pt" style:language-asian="en" style:country-asian="US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Lien_20_hype" style:display-name="Lien hype" style:family="text" style:parent-style-name="Default_20_Paragraph_20_Font">
      <style:text-properties fo:color="#700370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page1" style:family="text" style:parent-style-name="Default_20_Paragraph_20_Font">
      <style:text-properties fo:color="#666666" style:font-name-complex="Times New Roman2" style:font-family-complex="'Times New Roman'" style:font-family-generic-complex="system" style:font-pitch-complex="variable"/>
    </style:style>
    <style:style style:name="page_5f_ec1" style:display-name="page_ec1" style:family="text" style:parent-style-name="Default_20_Paragraph_20_Font">
      <style:text-properties fo:font-size="15.5pt" fo:font-weight="bold" style:font-size-asian="15.5pt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z-Bas_20_du_20_formulaire_20_Car" style:display-name="z-Bas du formulaire Car" style:family="text" style:parent-style-name="Default_20_Paragraph_20_Fon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text:display="none"/>
    </style:style>
    <style:style style:name="Lien_20_hypertexte_20_s" style:display-name="Lien hypertexte s" style:family="text" style:parent-style-name="Default_20_Paragraph_20_Font">
      <style:text-properties fo:color="#800080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Accentua" style:family="text" style:parent-style-name="Default_20_Paragraph_20_Font">
      <style:text-properties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txt1" style:family="text" style:parent-style-name="Default_20_Paragraph_20_Font">
      <style:text-properties fo:color="#000000" style:font-name="Verdana" fo:font-family="Verdana" style:font-family-generic="roman" style:font-pitch="variable" fo:font-size="7.5pt" style:font-size-asian="7.5pt" style:font-name-complex="Times New Roman2" style:font-family-complex="'Times New Roman'" style:font-family-generic-complex="system" style:font-pitch-complex="variable"/>
    </style:style>
    <style:style style:name="titpage1" style:family="text" style:parent-style-name="Default_20_Paragraph_20_Font">
      <style:text-properties fo:color="#b265ad" fo:font-size="10.5pt" fo:font-weight="bold" style:font-size-asian="10.5pt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ital1" style:family="text" style:parent-style-name="Default_20_Paragraph_20_Font">
      <style:text-properties fo:color="#000000" style:font-name="Verdana" fo:font-family="Verdana" style:font-family-generic="roman" style:font-pitch="variable" fo:font-size="7.5pt" fo:font-style="italic" style:font-size-asian="7.5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En-t_5f_te_20_Car" style:display-name="En-t_te Car" style:family="text" style:parent-style-name="Default_20_Paragraph_20_Fon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Pied_20_de_20_page_20_Car1" style:display-name="Pied de page Car1" style:family="text" style:parent-style-name="Default_20_Paragraph_20_Fon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2pt" style:language-complex="ar" style:country-complex="SA"/>
    </style:style>
    <style:style style:name="ListLabel_20_13" style:display-name="ListLabel 13" style:family="text"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84cm" fo:text-indent="-0.3cm" fo:margin-left="2.84cm"/>
        </style:list-level-properties>
        <style:text-properties style:font-name="Symbol"/>
      </text:list-level-style-bullet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565cm" fo:text-indent="-0.3cm" fo:margin-left="1.56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Pied_20_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Times New Roman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MT2" style:family="text">
      <style:text-properties fo:font-variant="small-caps" style:font-name="Times New Roman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MT3" style:family="text">
      <style:text-properties style:text-position="super 58%" style:font-name="Times New Roman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iche n° 05 – Une enquête autobiographique – </text:span><text:span text:style-name="MT2">fiche professeur</text:span></text:p>
        <text:p text:style-name="MP1"><text:span text:style-name="MT2">© WebLettres / Le Robert </text:span><text:span text:style-name="MT1">– Français 3</text:span><text:span text:style-name="MT3">e</text:span><text:span text:style-name="MT1"> – Livre unique – Collection Passeurs de text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•</dc:title>
    <meta:initial-creator>Céline Dunoyer</meta:initial-creator>
    <meta:creation-date>2011-08-30T21:08:00</meta:creation-date>
    <dc:date>2021-03-31T22:57:34.663390873</dc:date>
    <meta:editing-cycles>13</meta:editing-cycles>
    <meta:editing-duration>PT33M51S</meta:editing-duration>
    <meta:generator>LibreOffice/6.0.7.3$Linux_X86_64 LibreOffice_project/00m0$Build-3</meta:generator>
    <meta:print-date>2021-03-31T22:14:16.667137556</meta:print-date>
    <meta:document-statistic meta:table-count="1" meta:image-count="0" meta:object-count="0" meta:page-count="4" meta:paragraph-count="73" meta:word-count="790" meta:character-count="5722" meta:non-whitespace-character-count="4979"/>
    <meta:user-defined meta:name="Operator">cda</meta:user-defined>
  </office:meta>
</office:document-meta>
</file>